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5.897cm"/>
    </style:style>
    <style:style style:name="co3" style:family="table-column">
      <style:table-column-properties fo:break-before="auto" style:column-width="0.503cm"/>
    </style:style>
    <style:style style:name="co4" style:family="table-column">
      <style:table-column-properties fo:break-before="auto" style:column-width="5.749cm"/>
    </style:style>
    <style:style style:name="co5" style:family="table-column">
      <style:table-column-properties fo:break-before="auto" style:column-width="3.022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5cm" fo:break-before="auto" style:use-optimal-row-height="true"/>
    </style:style>
    <style:style style:name="ta2" style:family="table" style:master-page-name="PageStyle_5f_Tabelle3">
      <style:table-properties table:display="true" style:writing-mode="lr-tb"/>
    </style:style>
    <style:style style:name="ta3" style:family="table" style:master-page-name="PageStyle_5f_Tabelle2">
      <style:table-properties table:display="true" style:writing-mode="lr-tb"/>
    </style:style>
    <number:text-style style:name="N10100" number:language="de" number:country="DE">
      <number:text-content/>
    </number:text-style>
    <style:style style:name="ce1" style:family="table-cell" style:parent-style-name="Default" style:data-style-name="N1010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 style:data-style-name="N10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cribus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3">
          <table:table-cell table:style-name="ce1" office:value-type="string" calcext:value-type="string">
            <text:p>Seite</text:p>
          </table:table-cell>
          <table:table-cell table:style-name="ce2" office:value-type="string" calcext:value-type="string">
            <text:p>Bild</text:p>
          </table:table-cell>
          <table:table-cell table:style-name="ce2"/>
          <table:table-cell table:style-name="ce2" office:value-type="string" calcext:value-type="string">
            <text:p>Quelle</text:p>
          </table:table-cell>
          <table:table-cell table:style-name="ce2"/>
          <table:table-cell table:style-name="ce2" office:value-type="string" calcext:value-type="string">
            <text:p>Autor</text:p>
          </table:table-cell>
          <table:table-cell table:style-name="ce2" office:value-type="string" calcext:value-type="string">
            <text:p>URL / Referenz</text:p>
          </table:table-cell>
          <table:table-cell table:style-name="ce1" office:value-type="string" calcext:value-type="string">
            <text:p>Lizenz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Umschlag</text:p>
          </table:table-cell>
          <table:table-cell office:value-type="string" calcext:value-type="string">
            <text:p>the way</text:p>
          </table:table-cell>
          <table:table-cell table:formula="of:=IF([.A2]&lt;&gt;&quot;&quot;;[.A2];&quot;&quot;)" office:value-type="string" office:string-value="Umschlag" calcext:value-type="string">
            <text:p>Umschlag</text:p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scurr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tr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.1</text:p>
          </table:table-cell>
          <table:table-cell office:value-type="string" calcext:value-type="string">
            <text:p>open book</text:p>
          </table:table-cell>
          <table:table-cell table:formula="of:=IF([.A4]&lt;&gt;&quot;&quot;;[.A4];&quot;&quot;)" office:value-type="string" office:string-value="1.1" calcext:value-type="string">
            <text:p>1.1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ohnny_automatic</text:p>
          </table:table-cell>
          <table:table-cell table:style-name="ce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creen beans</text:p>
          </table:table-cell>
          <table:table-cell table:formula="of:=IF([.A5]&lt;&gt;&quot;&quot;;[.A5];&quot;&quot;)">
            <text:p/>
          </table:table-cell>
          <table:table-cell office:value-type="string" calcext:value-type="string">
            <text:p>Microsoft Office Online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<text:a xlink:href="http://office.microsoft.com/en-us/redir/PN000065000.aspx?xc=MC900078752&amp;CTT=102&amp;origin=MC900078752&amp;lc=en%2DUS" xlink:type="simple">A Bit Better Corporation</text:a></text:p>
          </table:table-cell>
          <table:table-cell table:style-name="ce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Braut</text:p>
          </table:table-cell>
          <table:table-cell table:formula="of:=IF([.A6]&lt;&gt;&quot;&quot;;[.A6];&quot;&quot;)">
            <text:p/>
          </table:table-cell>
          <table:table-cell office:value-type="string" calcext:value-type="string">
            <text:p>pixelio.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ieter Schütz</text:p>
          </table:table-cell>
          <table:table-cell table:style-name="ce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Gordes 2</text:p>
          </table:table-cell>
          <table:table-cell table:formula="of:=IF([.A7]&lt;&gt;&quot;&quot;;[.A7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elenej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rechte hand</text:p>
          </table:table-cell>
          <table:table-cell table:formula="of:=IF([.A8]&lt;&gt;&quot;&quot;;[.A8];&quot;&quot;)">
            <text:p/>
          </table:table-cell>
          <table:table-cell office:value-type="string" calcext:value-type="string">
            <text:p>pixelio.de</text:p>
          </table:table-cell>
          <table:table-cell office:value-type="string" calcext:value-type="string">
            <text:p>/ </text:p>
          </table:table-cell>
          <table:table-cell office:value-type="string" calcext:value-type="string">
            <text:p>sabine koriath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Weinreben</text:p>
          </table:table-cell>
          <table:table-cell table:formula="of:=IF([.A9]&lt;&gt;&quot;&quot;;[.A9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Gila.H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heep</text:p>
          </table:table-cell>
          <table:table-cell table:formula="of:=IF([.A10]&lt;&gt;&quot;&quot;;[.A10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inskeBlok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Family moments</text:p>
          </table:table-cell>
          <table:table-cell table:formula="of:=IF([.A11]&lt;&gt;&quot;&quot;;[.A11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simmbarb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andle light macro</text:p>
          </table:table-cell>
          <table:table-cell table:formula="of:=IF([.A12]&lt;&gt;&quot;&quot;;[.A12];&quot;&quot;)">
            <text:p/>
          </table:table-cell>
          <table:table-cell office:value-type="string" calcext:value-type="string">
            <text:p>stock.xchng</text:p>
          </table:table-cell>
          <table:table-cell/>
          <table:table-cell office:value-type="string" calcext:value-type="string">
            <text:p>iceviking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onne</text:p>
          </table:table-cell>
          <table:table-cell table:formula="of:=IF([.A13]&lt;&gt;&quot;&quot;;[.A13];&quot;&quot;)">
            <text:p/>
          </table:table-cell>
          <table:table-cell office:value-type="string" calcext:value-type="string">
            <text:p>pixelio</text:p>
          </table:table-cell>
          <table:table-cell/>
          <table:table-cell office:value-type="string" calcext:value-type="string">
            <text:p>alf loid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.1</text:p>
          </table:table-cell>
          <table:table-cell office:value-type="string" calcext:value-type="string">
            <text:p>Hammer</text:p>
          </table:table-cell>
          <table:table-cell table:formula="of:=IF([.A14]&lt;&gt;&quot;&quot;;[.A14];&quot;&quot;)" office:value-type="string" office:string-value="2.1" calcext:value-type="string">
            <text:p>2.1</text:p>
          </table:table-cell>
          <table:table-cell office:value-type="string" calcext:value-type="string">
            <text:p>OpenClipart</text:p>
          </table:table-cell>
          <table:table-cell/>
          <table:table-cell office:value-type="string" calcext:value-type="string">
            <text:p>mystic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äge</text:p>
          </table:table-cell>
          <table:table-cell table:formula="of:=IF([.A15]&lt;&gt;&quot;&quot;;[.A15];&quot;&quot;)">
            <text:p/>
          </table:table-cell>
          <table:table-cell office:value-type="string" calcext:value-type="string">
            <text:p>OpenClipart</text:p>
          </table:table-cell>
          <table:table-cell/>
          <table:table-cell table:style-name="ce3" office:value-type="string" calcext:value-type="string">
            <text:p>Francesco 'Architetto' Rollandin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techbeitel</text:p>
          </table:table-cell>
          <table:table-cell table:formula="of:=IF([.A16]&lt;&gt;&quot;&quot;;[.A16];&quot;&quot;)">
            <text:p/>
          </table:table-cell>
          <table:table-cell office:value-type="string" calcext:value-type="string">
            <text:p>OpenClipart</text:p>
          </table:table-cell>
          <table:table-cell/>
          <table:table-cell office:value-type="string" calcext:value-type="string">
            <text:p>Machovk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Bohrer</text:p>
          </table:table-cell>
          <table:table-cell table:formula="of:=IF([.A17]&lt;&gt;&quot;&quot;;[.A17];&quot;&quot;)">
            <text:p/>
          </table:table-cell>
          <table:table-cell office:value-type="string" calcext:value-type="string">
            <text:p>OpenClipart</text:p>
          </table:table-cell>
          <table:table-cell/>
          <table:table-cell office:value-type="string" calcext:value-type="string">
            <text:p>Machovk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Raspel</text:p>
          </table:table-cell>
          <table:table-cell table:formula="of:=IF([.A18]&lt;&gt;&quot;&quot;;[.A18];&quot;&quot;)">
            <text:p/>
          </table:table-cell>
          <table:table-cell office:value-type="string" calcext:value-type="string">
            <text:p>OpenClipart</text:p>
          </table:table-cell>
          <table:table-cell/>
          <table:table-cell office:value-type="string" calcext:value-type="string">
            <text:p>maxim2</text:p>
          </table:table-cell>
          <table:table-cell/>
          <table:table-cell table:style-name="ce4"/>
          <table:table-cell table:number-columns-repeated="1016"/>
        </table:table-row>
        <table:table-row table:style-name="ro3">
          <table:table-cell office:value-type="string" calcext:value-type="string">
            <text:p>3.1</text:p>
          </table:table-cell>
          <table:table-cell/>
          <table:table-cell table:formula="of:=IF([.A19]&lt;&gt;&quot;&quot;;[.A19];&quot;&quot;)" office:value-type="string" office:string-value="3.1" calcext:value-type="string">
            <text:p>3.1</text:p>
          </table:table-cell>
          <table:table-cell table:number-columns-repeated="4"/>
          <table:table-cell table:style-name="ce4"/>
          <table:table-cell table:number-columns-repeated="1016"/>
        </table:table-row>
        <table:table-row table:style-name="ro3">
          <table:table-cell office:value-type="string" calcext:value-type="string">
            <text:p>4.1</text:p>
          </table:table-cell>
          <table:table-cell office:value-type="string" calcext:value-type="string">
            <text:p>Christmas Tree Coloring Pages 9</text:p>
          </table:table-cell>
          <table:table-cell table:formula="of:=IF([.A20]&lt;&gt;&quot;&quot;;[.A20];&quot;&quot;)" office:value-type="string" office:string-value="4.1" calcext:value-type="string">
            <text:p>4.1</text:p>
          </table:table-cell>
          <table:table-cell office:value-type="string" calcext:value-type="string">
            <text:p>best-coloring-pages.com</text:p>
          </table:table-cell>
          <table:table-cell table:number-columns-repeated="3"/>
          <table:table-cell table:style-name="ce4"/>
          <table:table-cell table:number-columns-repeated="1016"/>
        </table:table-row>
        <table:table-row table:style-name="ro3">
          <table:table-cell office:value-type="string" calcext:value-type="string">
            <text:p>6.1</text:p>
          </table:table-cell>
          <table:table-cell office:value-type="string" calcext:value-type="string">
            <text:p>Mouth</text:p>
          </table:table-cell>
          <table:table-cell table:formula="of:=IF([.A21]&lt;&gt;&quot;&quot;;[.A21];&quot;&quot;)" office:value-type="string" office:string-value="6.1" calcext:value-type="string">
            <text:p>6.1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eolhades (2x)</text:p>
          </table:table-cell>
          <table:table-cell/>
          <table:table-cell table:style-name="ce4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gyptian hieroglyphs</text:p>
          </table:table-cell>
          <table:table-cell table:formula="of:=IF([.A22]&lt;&gt;&quot;&quot;;[.A22];&quot;&quot;)">
            <text:p/>
          </table:table-cell>
          <table:table-cell office:value-type="string" calcext:value-type="string">
            <text:p>Wikipedia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IF([.A23]&lt;&gt;&quot;&quot;;[.A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]&lt;&gt;&quot;&quot;;[.A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]&lt;&gt;&quot;&quot;;[.A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]&lt;&gt;&quot;&quot;;[.A26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/>
          <table:table-cell table:style-name="ce3"/>
          <table:table-cell table:formula="of:=IF([.A27]&lt;&gt;&quot;&quot;;[.A27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/>
          <table:table-cell table:style-name="ce3"/>
          <table:table-cell table:formula="of:=IF([.A28]&lt;&gt;&quot;&quot;;[.A28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29]&lt;&gt;&quot;&quot;;[.A29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30]&lt;&gt;&quot;&quot;;[.A30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31]&lt;&gt;&quot;&quot;;[.A31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32]&lt;&gt;&quot;&quot;;[.A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]&lt;&gt;&quot;&quot;;[.A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]&lt;&gt;&quot;&quot;;[.A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]&lt;&gt;&quot;&quot;;[.A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]&lt;&gt;&quot;&quot;;[.A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]&lt;&gt;&quot;&quot;;[.A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]&lt;&gt;&quot;&quot;;[.A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]&lt;&gt;&quot;&quot;;[.A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]&lt;&gt;&quot;&quot;;[.A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]&lt;&gt;&quot;&quot;;[.A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]&lt;&gt;&quot;&quot;;[.A42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43]&lt;&gt;&quot;&quot;;[.A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]&lt;&gt;&quot;&quot;;[.A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]&lt;&gt;&quot;&quot;;[.A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]&lt;&gt;&quot;&quot;;[.A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]&lt;&gt;&quot;&quot;;[.A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]&lt;&gt;&quot;&quot;;[.A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]&lt;&gt;&quot;&quot;;[.A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]&lt;&gt;&quot;&quot;;[.A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]&lt;&gt;&quot;&quot;;[.A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]&lt;&gt;&quot;&quot;;[.A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]&lt;&gt;&quot;&quot;;[.A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]&lt;&gt;&quot;&quot;;[.A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]&lt;&gt;&quot;&quot;;[.A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]&lt;&gt;&quot;&quot;;[.A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]&lt;&gt;&quot;&quot;;[.A57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58]&lt;&gt;&quot;&quot;;[.A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9]&lt;&gt;&quot;&quot;;[.A59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60]&lt;&gt;&quot;&quot;;[.A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1]&lt;&gt;&quot;&quot;;[.A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2]&lt;&gt;&quot;&quot;;[.A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3]&lt;&gt;&quot;&quot;;[.A63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64]&lt;&gt;&quot;&quot;;[.A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5]&lt;&gt;&quot;&quot;;[.A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6]&lt;&gt;&quot;&quot;;[.A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7]&lt;&gt;&quot;&quot;;[.A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8]&lt;&gt;&quot;&quot;;[.A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9]&lt;&gt;&quot;&quot;;[.A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0]&lt;&gt;&quot;&quot;;[.A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1]&lt;&gt;&quot;&quot;;[.A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2]&lt;&gt;&quot;&quot;;[.A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3]&lt;&gt;&quot;&quot;;[.A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4]&lt;&gt;&quot;&quot;;[.A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5]&lt;&gt;&quot;&quot;;[.A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6]&lt;&gt;&quot;&quot;;[.A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7]&lt;&gt;&quot;&quot;;[.A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8]&lt;&gt;&quot;&quot;;[.A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9]&lt;&gt;&quot;&quot;;[.A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0]&lt;&gt;&quot;&quot;;[.A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1]&lt;&gt;&quot;&quot;;[.A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2]&lt;&gt;&quot;&quot;;[.A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3]&lt;&gt;&quot;&quot;;[.A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4]&lt;&gt;&quot;&quot;;[.A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5]&lt;&gt;&quot;&quot;;[.A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6]&lt;&gt;&quot;&quot;;[.A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7]&lt;&gt;&quot;&quot;;[.A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8]&lt;&gt;&quot;&quot;;[.A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9]&lt;&gt;&quot;&quot;;[.A89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90]&lt;&gt;&quot;&quot;;[.A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1]&lt;&gt;&quot;&quot;;[.A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2]&lt;&gt;&quot;&quot;;[.A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3]&lt;&gt;&quot;&quot;;[.A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4]&lt;&gt;&quot;&quot;;[.A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5]&lt;&gt;&quot;&quot;;[.A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6]&lt;&gt;&quot;&quot;;[.A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7]&lt;&gt;&quot;&quot;;[.A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8]&lt;&gt;&quot;&quot;;[.A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9]&lt;&gt;&quot;&quot;;[.A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0]&lt;&gt;&quot;&quot;;[.A1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1]&lt;&gt;&quot;&quot;;[.A1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2]&lt;&gt;&quot;&quot;;[.A1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3]&lt;&gt;&quot;&quot;;[.A1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4]&lt;&gt;&quot;&quot;;[.A1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5]&lt;&gt;&quot;&quot;;[.A1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6]&lt;&gt;&quot;&quot;;[.A1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7]&lt;&gt;&quot;&quot;;[.A1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8]&lt;&gt;&quot;&quot;;[.A1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9]&lt;&gt;&quot;&quot;;[.A1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0]&lt;&gt;&quot;&quot;;[.A1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1]&lt;&gt;&quot;&quot;;[.A111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112]&lt;&gt;&quot;&quot;;[.A1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3]&lt;&gt;&quot;&quot;;[.A1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4]&lt;&gt;&quot;&quot;;[.A1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5]&lt;&gt;&quot;&quot;;[.A1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6]&lt;&gt;&quot;&quot;;[.A1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7]&lt;&gt;&quot;&quot;;[.A1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8]&lt;&gt;&quot;&quot;;[.A1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9]&lt;&gt;&quot;&quot;;[.A1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0]&lt;&gt;&quot;&quot;;[.A1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1]&lt;&gt;&quot;&quot;;[.A1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2]&lt;&gt;&quot;&quot;;[.A1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3]&lt;&gt;&quot;&quot;;[.A1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4]&lt;&gt;&quot;&quot;;[.A1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5]&lt;&gt;&quot;&quot;;[.A1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6]&lt;&gt;&quot;&quot;;[.A1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7]&lt;&gt;&quot;&quot;;[.A1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8]&lt;&gt;&quot;&quot;;[.A1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9]&lt;&gt;&quot;&quot;;[.A1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0]&lt;&gt;&quot;&quot;;[.A1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1]&lt;&gt;&quot;&quot;;[.A1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2]&lt;&gt;&quot;&quot;;[.A1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3]&lt;&gt;&quot;&quot;;[.A1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4]&lt;&gt;&quot;&quot;;[.A1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5]&lt;&gt;&quot;&quot;;[.A1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6]&lt;&gt;&quot;&quot;;[.A1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7]&lt;&gt;&quot;&quot;;[.A1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8]&lt;&gt;&quot;&quot;;[.A1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9]&lt;&gt;&quot;&quot;;[.A1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0]&lt;&gt;&quot;&quot;;[.A1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1]&lt;&gt;&quot;&quot;;[.A1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2]&lt;&gt;&quot;&quot;;[.A1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3]&lt;&gt;&quot;&quot;;[.A1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4]&lt;&gt;&quot;&quot;;[.A1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5]&lt;&gt;&quot;&quot;;[.A1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6]&lt;&gt;&quot;&quot;;[.A1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7]&lt;&gt;&quot;&quot;;[.A1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8]&lt;&gt;&quot;&quot;;[.A148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149]&lt;&gt;&quot;&quot;;[.A1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0]&lt;&gt;&quot;&quot;;[.A1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1]&lt;&gt;&quot;&quot;;[.A1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2]&lt;&gt;&quot;&quot;;[.A1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3]&lt;&gt;&quot;&quot;;[.A1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4]&lt;&gt;&quot;&quot;;[.A1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5]&lt;&gt;&quot;&quot;;[.A1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6]&lt;&gt;&quot;&quot;;[.A1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7]&lt;&gt;&quot;&quot;;[.A1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8]&lt;&gt;&quot;&quot;;[.A1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9]&lt;&gt;&quot;&quot;;[.A1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0]&lt;&gt;&quot;&quot;;[.A1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1]&lt;&gt;&quot;&quot;;[.A1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2]&lt;&gt;&quot;&quot;;[.A1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3]&lt;&gt;&quot;&quot;;[.A1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4]&lt;&gt;&quot;&quot;;[.A1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5]&lt;&gt;&quot;&quot;;[.A1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6]&lt;&gt;&quot;&quot;;[.A1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7]&lt;&gt;&quot;&quot;;[.A1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8]&lt;&gt;&quot;&quot;;[.A1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9]&lt;&gt;&quot;&quot;;[.A1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0]&lt;&gt;&quot;&quot;;[.A1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1]&lt;&gt;&quot;&quot;;[.A1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2]&lt;&gt;&quot;&quot;;[.A1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3]&lt;&gt;&quot;&quot;;[.A1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4]&lt;&gt;&quot;&quot;;[.A1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5]&lt;&gt;&quot;&quot;;[.A1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6]&lt;&gt;&quot;&quot;;[.A1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7]&lt;&gt;&quot;&quot;;[.A1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8]&lt;&gt;&quot;&quot;;[.A1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9]&lt;&gt;&quot;&quot;;[.A1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0]&lt;&gt;&quot;&quot;;[.A1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1]&lt;&gt;&quot;&quot;;[.A1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2]&lt;&gt;&quot;&quot;;[.A1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3]&lt;&gt;&quot;&quot;;[.A1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4]&lt;&gt;&quot;&quot;;[.A1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5]&lt;&gt;&quot;&quot;;[.A1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6]&lt;&gt;&quot;&quot;;[.A1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7]&lt;&gt;&quot;&quot;;[.A1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8]&lt;&gt;&quot;&quot;;[.A1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9]&lt;&gt;&quot;&quot;;[.A1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0]&lt;&gt;&quot;&quot;;[.A1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1]&lt;&gt;&quot;&quot;;[.A1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2]&lt;&gt;&quot;&quot;;[.A1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3]&lt;&gt;&quot;&quot;;[.A1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4]&lt;&gt;&quot;&quot;;[.A1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5]&lt;&gt;&quot;&quot;;[.A1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6]&lt;&gt;&quot;&quot;;[.A1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7]&lt;&gt;&quot;&quot;;[.A1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8]&lt;&gt;&quot;&quot;;[.A1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9]&lt;&gt;&quot;&quot;;[.A1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0]&lt;&gt;&quot;&quot;;[.A2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1]&lt;&gt;&quot;&quot;;[.A2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2]&lt;&gt;&quot;&quot;;[.A2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3]&lt;&gt;&quot;&quot;;[.A2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4]&lt;&gt;&quot;&quot;;[.A2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5]&lt;&gt;&quot;&quot;;[.A2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6]&lt;&gt;&quot;&quot;;[.A2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7]&lt;&gt;&quot;&quot;;[.A2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8]&lt;&gt;&quot;&quot;;[.A2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9]&lt;&gt;&quot;&quot;;[.A2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0]&lt;&gt;&quot;&quot;;[.A2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1]&lt;&gt;&quot;&quot;;[.A2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2]&lt;&gt;&quot;&quot;;[.A2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3]&lt;&gt;&quot;&quot;;[.A2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4]&lt;&gt;&quot;&quot;;[.A2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5]&lt;&gt;&quot;&quot;;[.A2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6]&lt;&gt;&quot;&quot;;[.A2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7]&lt;&gt;&quot;&quot;;[.A2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8]&lt;&gt;&quot;&quot;;[.A2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9]&lt;&gt;&quot;&quot;;[.A2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0]&lt;&gt;&quot;&quot;;[.A2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1]&lt;&gt;&quot;&quot;;[.A2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2]&lt;&gt;&quot;&quot;;[.A2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3]&lt;&gt;&quot;&quot;;[.A2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4]&lt;&gt;&quot;&quot;;[.A2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5]&lt;&gt;&quot;&quot;;[.A2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6]&lt;&gt;&quot;&quot;;[.A2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7]&lt;&gt;&quot;&quot;;[.A2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8]&lt;&gt;&quot;&quot;;[.A2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9]&lt;&gt;&quot;&quot;;[.A2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0]&lt;&gt;&quot;&quot;;[.A2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1]&lt;&gt;&quot;&quot;;[.A2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2]&lt;&gt;&quot;&quot;;[.A2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3]&lt;&gt;&quot;&quot;;[.A2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4]&lt;&gt;&quot;&quot;;[.A2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5]&lt;&gt;&quot;&quot;;[.A2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6]&lt;&gt;&quot;&quot;;[.A2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7]&lt;&gt;&quot;&quot;;[.A2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8]&lt;&gt;&quot;&quot;;[.A2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9]&lt;&gt;&quot;&quot;;[.A2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0]&lt;&gt;&quot;&quot;;[.A2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1]&lt;&gt;&quot;&quot;;[.A2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2]&lt;&gt;&quot;&quot;;[.A2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3]&lt;&gt;&quot;&quot;;[.A2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4]&lt;&gt;&quot;&quot;;[.A2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5]&lt;&gt;&quot;&quot;;[.A2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6]&lt;&gt;&quot;&quot;;[.A2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7]&lt;&gt;&quot;&quot;;[.A2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8]&lt;&gt;&quot;&quot;;[.A2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9]&lt;&gt;&quot;&quot;;[.A2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0]&lt;&gt;&quot;&quot;;[.A2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1]&lt;&gt;&quot;&quot;;[.A2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2]&lt;&gt;&quot;&quot;;[.A2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3]&lt;&gt;&quot;&quot;;[.A2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4]&lt;&gt;&quot;&quot;;[.A2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5]&lt;&gt;&quot;&quot;;[.A2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6]&lt;&gt;&quot;&quot;;[.A2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7]&lt;&gt;&quot;&quot;;[.A2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8]&lt;&gt;&quot;&quot;;[.A2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9]&lt;&gt;&quot;&quot;;[.A2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0]&lt;&gt;&quot;&quot;;[.A2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1]&lt;&gt;&quot;&quot;;[.A2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2]&lt;&gt;&quot;&quot;;[.A2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3]&lt;&gt;&quot;&quot;;[.A2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4]&lt;&gt;&quot;&quot;;[.A2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5]&lt;&gt;&quot;&quot;;[.A2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6]&lt;&gt;&quot;&quot;;[.A2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7]&lt;&gt;&quot;&quot;;[.A2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8]&lt;&gt;&quot;&quot;;[.A2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9]&lt;&gt;&quot;&quot;;[.A2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0]&lt;&gt;&quot;&quot;;[.A2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1]&lt;&gt;&quot;&quot;;[.A2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2]&lt;&gt;&quot;&quot;;[.A2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3]&lt;&gt;&quot;&quot;;[.A2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4]&lt;&gt;&quot;&quot;;[.A2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5]&lt;&gt;&quot;&quot;;[.A2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6]&lt;&gt;&quot;&quot;;[.A2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7]&lt;&gt;&quot;&quot;;[.A2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8]&lt;&gt;&quot;&quot;;[.A2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9]&lt;&gt;&quot;&quot;;[.A2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0]&lt;&gt;&quot;&quot;;[.A2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1]&lt;&gt;&quot;&quot;;[.A2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2]&lt;&gt;&quot;&quot;;[.A2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3]&lt;&gt;&quot;&quot;;[.A2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4]&lt;&gt;&quot;&quot;;[.A2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5]&lt;&gt;&quot;&quot;;[.A2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6]&lt;&gt;&quot;&quot;;[.A2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7]&lt;&gt;&quot;&quot;;[.A2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8]&lt;&gt;&quot;&quot;;[.A2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9]&lt;&gt;&quot;&quot;;[.A2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0]&lt;&gt;&quot;&quot;;[.A2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1]&lt;&gt;&quot;&quot;;[.A2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2]&lt;&gt;&quot;&quot;;[.A2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3]&lt;&gt;&quot;&quot;;[.A2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4]&lt;&gt;&quot;&quot;;[.A2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5]&lt;&gt;&quot;&quot;;[.A2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6]&lt;&gt;&quot;&quot;;[.A2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7]&lt;&gt;&quot;&quot;;[.A2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8]&lt;&gt;&quot;&quot;;[.A2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9]&lt;&gt;&quot;&quot;;[.A2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0]&lt;&gt;&quot;&quot;;[.A3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1]&lt;&gt;&quot;&quot;;[.A3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2]&lt;&gt;&quot;&quot;;[.A3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3]&lt;&gt;&quot;&quot;;[.A3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4]&lt;&gt;&quot;&quot;;[.A3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5]&lt;&gt;&quot;&quot;;[.A3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6]&lt;&gt;&quot;&quot;;[.A3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7]&lt;&gt;&quot;&quot;;[.A3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8]&lt;&gt;&quot;&quot;;[.A3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9]&lt;&gt;&quot;&quot;;[.A3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0]&lt;&gt;&quot;&quot;;[.A3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1]&lt;&gt;&quot;&quot;;[.A3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2]&lt;&gt;&quot;&quot;;[.A3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3]&lt;&gt;&quot;&quot;;[.A3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4]&lt;&gt;&quot;&quot;;[.A3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5]&lt;&gt;&quot;&quot;;[.A3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6]&lt;&gt;&quot;&quot;;[.A3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7]&lt;&gt;&quot;&quot;;[.A3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8]&lt;&gt;&quot;&quot;;[.A3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9]&lt;&gt;&quot;&quot;;[.A3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0]&lt;&gt;&quot;&quot;;[.A3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1]&lt;&gt;&quot;&quot;;[.A3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2]&lt;&gt;&quot;&quot;;[.A3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3]&lt;&gt;&quot;&quot;;[.A3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4]&lt;&gt;&quot;&quot;;[.A3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5]&lt;&gt;&quot;&quot;;[.A3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6]&lt;&gt;&quot;&quot;;[.A3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7]&lt;&gt;&quot;&quot;;[.A3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8]&lt;&gt;&quot;&quot;;[.A3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9]&lt;&gt;&quot;&quot;;[.A3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0]&lt;&gt;&quot;&quot;;[.A3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1]&lt;&gt;&quot;&quot;;[.A3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2]&lt;&gt;&quot;&quot;;[.A3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3]&lt;&gt;&quot;&quot;;[.A3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4]&lt;&gt;&quot;&quot;;[.A3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5]&lt;&gt;&quot;&quot;;[.A3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6]&lt;&gt;&quot;&quot;;[.A3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7]&lt;&gt;&quot;&quot;;[.A3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8]&lt;&gt;&quot;&quot;;[.A3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9]&lt;&gt;&quot;&quot;;[.A3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0]&lt;&gt;&quot;&quot;;[.A3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1]&lt;&gt;&quot;&quot;;[.A3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2]&lt;&gt;&quot;&quot;;[.A3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3]&lt;&gt;&quot;&quot;;[.A3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4]&lt;&gt;&quot;&quot;;[.A3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5]&lt;&gt;&quot;&quot;;[.A3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6]&lt;&gt;&quot;&quot;;[.A3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7]&lt;&gt;&quot;&quot;;[.A3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8]&lt;&gt;&quot;&quot;;[.A3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9]&lt;&gt;&quot;&quot;;[.A3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0]&lt;&gt;&quot;&quot;;[.A3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1]&lt;&gt;&quot;&quot;;[.A3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2]&lt;&gt;&quot;&quot;;[.A3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3]&lt;&gt;&quot;&quot;;[.A3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4]&lt;&gt;&quot;&quot;;[.A3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5]&lt;&gt;&quot;&quot;;[.A3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6]&lt;&gt;&quot;&quot;;[.A3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7]&lt;&gt;&quot;&quot;;[.A3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8]&lt;&gt;&quot;&quot;;[.A3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9]&lt;&gt;&quot;&quot;;[.A3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0]&lt;&gt;&quot;&quot;;[.A3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1]&lt;&gt;&quot;&quot;;[.A3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2]&lt;&gt;&quot;&quot;;[.A3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3]&lt;&gt;&quot;&quot;;[.A3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4]&lt;&gt;&quot;&quot;;[.A3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5]&lt;&gt;&quot;&quot;;[.A3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6]&lt;&gt;&quot;&quot;;[.A3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7]&lt;&gt;&quot;&quot;;[.A3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8]&lt;&gt;&quot;&quot;;[.A3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9]&lt;&gt;&quot;&quot;;[.A3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0]&lt;&gt;&quot;&quot;;[.A3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1]&lt;&gt;&quot;&quot;;[.A3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2]&lt;&gt;&quot;&quot;;[.A3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3]&lt;&gt;&quot;&quot;;[.A3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4]&lt;&gt;&quot;&quot;;[.A3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5]&lt;&gt;&quot;&quot;;[.A3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6]&lt;&gt;&quot;&quot;;[.A3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7]&lt;&gt;&quot;&quot;;[.A3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8]&lt;&gt;&quot;&quot;;[.A3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9]&lt;&gt;&quot;&quot;;[.A3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0]&lt;&gt;&quot;&quot;;[.A3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1]&lt;&gt;&quot;&quot;;[.A3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2]&lt;&gt;&quot;&quot;;[.A3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3]&lt;&gt;&quot;&quot;;[.A3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4]&lt;&gt;&quot;&quot;;[.A3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5]&lt;&gt;&quot;&quot;;[.A3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6]&lt;&gt;&quot;&quot;;[.A3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7]&lt;&gt;&quot;&quot;;[.A3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8]&lt;&gt;&quot;&quot;;[.A3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9]&lt;&gt;&quot;&quot;;[.A3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0]&lt;&gt;&quot;&quot;;[.A3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1]&lt;&gt;&quot;&quot;;[.A3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2]&lt;&gt;&quot;&quot;;[.A3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3]&lt;&gt;&quot;&quot;;[.A3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4]&lt;&gt;&quot;&quot;;[.A3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5]&lt;&gt;&quot;&quot;;[.A3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6]&lt;&gt;&quot;&quot;;[.A3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7]&lt;&gt;&quot;&quot;;[.A3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8]&lt;&gt;&quot;&quot;;[.A3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9]&lt;&gt;&quot;&quot;;[.A3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0]&lt;&gt;&quot;&quot;;[.A4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1]&lt;&gt;&quot;&quot;;[.A4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2]&lt;&gt;&quot;&quot;;[.A4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3]&lt;&gt;&quot;&quot;;[.A4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4]&lt;&gt;&quot;&quot;;[.A4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5]&lt;&gt;&quot;&quot;;[.A4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6]&lt;&gt;&quot;&quot;;[.A4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7]&lt;&gt;&quot;&quot;;[.A4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8]&lt;&gt;&quot;&quot;;[.A4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9]&lt;&gt;&quot;&quot;;[.A4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0]&lt;&gt;&quot;&quot;;[.A4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1]&lt;&gt;&quot;&quot;;[.A4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2]&lt;&gt;&quot;&quot;;[.A4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3]&lt;&gt;&quot;&quot;;[.A4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4]&lt;&gt;&quot;&quot;;[.A4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5]&lt;&gt;&quot;&quot;;[.A4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6]&lt;&gt;&quot;&quot;;[.A4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7]&lt;&gt;&quot;&quot;;[.A4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8]&lt;&gt;&quot;&quot;;[.A4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9]&lt;&gt;&quot;&quot;;[.A4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0]&lt;&gt;&quot;&quot;;[.A4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1]&lt;&gt;&quot;&quot;;[.A4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2]&lt;&gt;&quot;&quot;;[.A4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3]&lt;&gt;&quot;&quot;;[.A4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4]&lt;&gt;&quot;&quot;;[.A4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5]&lt;&gt;&quot;&quot;;[.A4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6]&lt;&gt;&quot;&quot;;[.A4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7]&lt;&gt;&quot;&quot;;[.A4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8]&lt;&gt;&quot;&quot;;[.A4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9]&lt;&gt;&quot;&quot;;[.A4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0]&lt;&gt;&quot;&quot;;[.A4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1]&lt;&gt;&quot;&quot;;[.A4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2]&lt;&gt;&quot;&quot;;[.A4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3]&lt;&gt;&quot;&quot;;[.A4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4]&lt;&gt;&quot;&quot;;[.A4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5]&lt;&gt;&quot;&quot;;[.A4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6]&lt;&gt;&quot;&quot;;[.A4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7]&lt;&gt;&quot;&quot;;[.A4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8]&lt;&gt;&quot;&quot;;[.A4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9]&lt;&gt;&quot;&quot;;[.A4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0]&lt;&gt;&quot;&quot;;[.A4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1]&lt;&gt;&quot;&quot;;[.A4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2]&lt;&gt;&quot;&quot;;[.A4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3]&lt;&gt;&quot;&quot;;[.A4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4]&lt;&gt;&quot;&quot;;[.A4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5]&lt;&gt;&quot;&quot;;[.A4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6]&lt;&gt;&quot;&quot;;[.A4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7]&lt;&gt;&quot;&quot;;[.A4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8]&lt;&gt;&quot;&quot;;[.A4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9]&lt;&gt;&quot;&quot;;[.A4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0]&lt;&gt;&quot;&quot;;[.A4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1]&lt;&gt;&quot;&quot;;[.A4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2]&lt;&gt;&quot;&quot;;[.A4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3]&lt;&gt;&quot;&quot;;[.A4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4]&lt;&gt;&quot;&quot;;[.A4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5]&lt;&gt;&quot;&quot;;[.A4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6]&lt;&gt;&quot;&quot;;[.A4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7]&lt;&gt;&quot;&quot;;[.A4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8]&lt;&gt;&quot;&quot;;[.A4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9]&lt;&gt;&quot;&quot;;[.A4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0]&lt;&gt;&quot;&quot;;[.A4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1]&lt;&gt;&quot;&quot;;[.A4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2]&lt;&gt;&quot;&quot;;[.A4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3]&lt;&gt;&quot;&quot;;[.A4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4]&lt;&gt;&quot;&quot;;[.A4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5]&lt;&gt;&quot;&quot;;[.A4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6]&lt;&gt;&quot;&quot;;[.A4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7]&lt;&gt;&quot;&quot;;[.A4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8]&lt;&gt;&quot;&quot;;[.A4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9]&lt;&gt;&quot;&quot;;[.A4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0]&lt;&gt;&quot;&quot;;[.A4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1]&lt;&gt;&quot;&quot;;[.A4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2]&lt;&gt;&quot;&quot;;[.A4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3]&lt;&gt;&quot;&quot;;[.A4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4]&lt;&gt;&quot;&quot;;[.A4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5]&lt;&gt;&quot;&quot;;[.A4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6]&lt;&gt;&quot;&quot;;[.A4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7]&lt;&gt;&quot;&quot;;[.A4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8]&lt;&gt;&quot;&quot;;[.A4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9]&lt;&gt;&quot;&quot;;[.A4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0]&lt;&gt;&quot;&quot;;[.A4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1]&lt;&gt;&quot;&quot;;[.A4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2]&lt;&gt;&quot;&quot;;[.A4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3]&lt;&gt;&quot;&quot;;[.A4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4]&lt;&gt;&quot;&quot;;[.A4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5]&lt;&gt;&quot;&quot;;[.A4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6]&lt;&gt;&quot;&quot;;[.A4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7]&lt;&gt;&quot;&quot;;[.A4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8]&lt;&gt;&quot;&quot;;[.A4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9]&lt;&gt;&quot;&quot;;[.A4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0]&lt;&gt;&quot;&quot;;[.A4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1]&lt;&gt;&quot;&quot;;[.A4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2]&lt;&gt;&quot;&quot;;[.A4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3]&lt;&gt;&quot;&quot;;[.A4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4]&lt;&gt;&quot;&quot;;[.A4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5]&lt;&gt;&quot;&quot;;[.A4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6]&lt;&gt;&quot;&quot;;[.A4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7]&lt;&gt;&quot;&quot;;[.A4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8]&lt;&gt;&quot;&quot;;[.A4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9]&lt;&gt;&quot;&quot;;[.A4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0]&lt;&gt;&quot;&quot;;[.A5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1]&lt;&gt;&quot;&quot;;[.A5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2]&lt;&gt;&quot;&quot;;[.A5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3]&lt;&gt;&quot;&quot;;[.A5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4]&lt;&gt;&quot;&quot;;[.A5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5]&lt;&gt;&quot;&quot;;[.A5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6]&lt;&gt;&quot;&quot;;[.A5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7]&lt;&gt;&quot;&quot;;[.A5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8]&lt;&gt;&quot;&quot;;[.A5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9]&lt;&gt;&quot;&quot;;[.A5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0]&lt;&gt;&quot;&quot;;[.A5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1]&lt;&gt;&quot;&quot;;[.A5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2]&lt;&gt;&quot;&quot;;[.A5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3]&lt;&gt;&quot;&quot;;[.A5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4]&lt;&gt;&quot;&quot;;[.A5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5]&lt;&gt;&quot;&quot;;[.A5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6]&lt;&gt;&quot;&quot;;[.A5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7]&lt;&gt;&quot;&quot;;[.A5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8]&lt;&gt;&quot;&quot;;[.A5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9]&lt;&gt;&quot;&quot;;[.A5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0]&lt;&gt;&quot;&quot;;[.A5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1]&lt;&gt;&quot;&quot;;[.A5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2]&lt;&gt;&quot;&quot;;[.A5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3]&lt;&gt;&quot;&quot;;[.A5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4]&lt;&gt;&quot;&quot;;[.A5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5]&lt;&gt;&quot;&quot;;[.A5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6]&lt;&gt;&quot;&quot;;[.A5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7]&lt;&gt;&quot;&quot;;[.A5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8]&lt;&gt;&quot;&quot;;[.A5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9]&lt;&gt;&quot;&quot;;[.A5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0]&lt;&gt;&quot;&quot;;[.A5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1]&lt;&gt;&quot;&quot;;[.A5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2]&lt;&gt;&quot;&quot;;[.A5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3]&lt;&gt;&quot;&quot;;[.A5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4]&lt;&gt;&quot;&quot;;[.A5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5]&lt;&gt;&quot;&quot;;[.A5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6]&lt;&gt;&quot;&quot;;[.A5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7]&lt;&gt;&quot;&quot;;[.A5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8]&lt;&gt;&quot;&quot;;[.A5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9]&lt;&gt;&quot;&quot;;[.A5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0]&lt;&gt;&quot;&quot;;[.A5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1]&lt;&gt;&quot;&quot;;[.A5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2]&lt;&gt;&quot;&quot;;[.A5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3]&lt;&gt;&quot;&quot;;[.A5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4]&lt;&gt;&quot;&quot;;[.A5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5]&lt;&gt;&quot;&quot;;[.A5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6]&lt;&gt;&quot;&quot;;[.A5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7]&lt;&gt;&quot;&quot;;[.A5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8]&lt;&gt;&quot;&quot;;[.A5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9]&lt;&gt;&quot;&quot;;[.A5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0]&lt;&gt;&quot;&quot;;[.A5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1]&lt;&gt;&quot;&quot;;[.A5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2]&lt;&gt;&quot;&quot;;[.A5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3]&lt;&gt;&quot;&quot;;[.A5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4]&lt;&gt;&quot;&quot;;[.A5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5]&lt;&gt;&quot;&quot;;[.A5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6]&lt;&gt;&quot;&quot;;[.A5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7]&lt;&gt;&quot;&quot;;[.A5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8]&lt;&gt;&quot;&quot;;[.A5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9]&lt;&gt;&quot;&quot;;[.A5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0]&lt;&gt;&quot;&quot;;[.A5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1]&lt;&gt;&quot;&quot;;[.A5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2]&lt;&gt;&quot;&quot;;[.A5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3]&lt;&gt;&quot;&quot;;[.A5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4]&lt;&gt;&quot;&quot;;[.A5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5]&lt;&gt;&quot;&quot;;[.A5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6]&lt;&gt;&quot;&quot;;[.A5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7]&lt;&gt;&quot;&quot;;[.A5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8]&lt;&gt;&quot;&quot;;[.A5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9]&lt;&gt;&quot;&quot;;[.A5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0]&lt;&gt;&quot;&quot;;[.A5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1]&lt;&gt;&quot;&quot;;[.A5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2]&lt;&gt;&quot;&quot;;[.A5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3]&lt;&gt;&quot;&quot;;[.A5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4]&lt;&gt;&quot;&quot;;[.A5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5]&lt;&gt;&quot;&quot;;[.A5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6]&lt;&gt;&quot;&quot;;[.A5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7]&lt;&gt;&quot;&quot;;[.A5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8]&lt;&gt;&quot;&quot;;[.A5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9]&lt;&gt;&quot;&quot;;[.A5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80]&lt;&gt;&quot;&quot;;[.A580];&quot;&quot;)">
            <text:p/>
          </table:table-cell>
          <table:table-cell table:number-columns-repeated="1021"/>
        </table:table-row>
        <table:table-row table:style-name="ro3" table:number-rows-repeated="10479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000" number:language="de" number:country="DE">
      <number:number number:min-integer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fill-character> </number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number:fill-character> </number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fill-character> </number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number:fill-character> </number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fill-character> </number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number:fill-character> </number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fill-character> </number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number:fill-character> </number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1pt" style:font-style-asian="normal" style:font-weight-asian="normal" style:font-name-complex="Lohit Hindi" style:font-family-complex="'Lohit Hindi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0.00.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ildnachweise" style:display-name="PageStyle_Bildnachwei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Fischer</meta:initial-creator>
    <dc:creator>Christoph Fischer</dc:creator>
    <meta:creation-date>2010-08-27T07:40:18</meta:creation-date>
    <dc:date>2014-01-06T14:41:11.254884770</dc:date>
    <meta:editing-duration>P3DT7H46M24S</meta:editing-duration>
    <meta:generator>LibreOffice/4.1.3.2$Linux_X86_64 LibreOffice_project/410m0$Build-2</meta:generator>
    <meta:editing-cycles>135</meta:editing-cycles>
    <meta:document-statistic meta:table-count="2" meta:cell-count="656" meta:object-count="0"/>
    <meta:user-defined meta:name="AppVersion">12.0000</meta:user-defined>
    <meta:user-defined meta:name="Company">Volksmiss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